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Heading_20_3" style:master-page-name="">
      <style:paragraph-properties style:page-number="auto" fo:break-before="pag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2.08.2022 12:00:27&#13;&#13;__ Compilation of the extension &quot;For all users&quot; __&#13;&#13;&#13;Extension package created : yw-cnv-Ls-0.99.0.oxt&#13;Update file created : yw-cnv-Ls.update.xml&#13;&#13;12.08.2022 12:00: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265180559731894121"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30141975253437179" text:style-name="L2">
        <text:list-item>
          <text:p text:style-name="P44">Version 2.1.2 :</text:p>
        </text:list-item>
      </text:list>
      <text:list xml:id="list5824389228198698008" text:style-name="L3">
        <text:list-item>
          <text:list>
            <text:list-item>
              <text:p text:style-name="P45">Localized help : resolved non-functional hyperlink due to API incompatibility introduced by Apache OpenOffice 4.1 (and LibreOffice 4.0).</text:p>
            </text:list-item>
          </text:list>
        </text:list-item>
      </text:list>
      <text:list xml:id="list32237417" text:continue-list="list1630141975253437179" text:style-name="L2">
        <text:list-item>
          <text:p text:style-name="P44">Version 2.1.1 :</text:p>
        </text:list-item>
      </text:list>
      <text:list xml:id="list700515352749016071"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2249091" text:continue-list="list32237417" text:style-name="L2">
        <text:list-item>
          <text:p text:style-name="P44">Version 2.1.0 :</text:p>
        </text:list-item>
      </text:list>
      <text:list xml:id="list6617312187436989296"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2246050" text:continue-list="list32249091" text:style-name="L2">
        <text:list-item>
          <text:p text:style-name="P44">Version 2.0.0 :</text:p>
        </text:list-item>
      </text:list>
      <text:list xml:id="list6264785234752178481"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2237044" text:continue-list="list32246050" text:style-name="L2">
        <text:list-item>
          <text:p text:style-name="P44">Version 1.5.3 :</text:p>
        </text:list-item>
      </text:list>
      <text:list xml:id="list1622421790338016968"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812861888050679039"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194340633132623527"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956880517504519399"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37163320071428308"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067200513027229933"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77690403755967626"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8399156409316246430"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633943282009214321"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64368737537862463"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6654185690332348" text:style-name="L17">
        <text:list-item>
          <text:p text:style-name="P59">Arg1 : <text:span text:style-name="InstructionMacro">String</text:span> : mandatory, type of control used for the button</text:p>
        </text:list-item>
      </text:list>
      <text:list xml:id="list335641103127381561"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53341596556079636"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81219139241682715"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4774825964083283"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742254729614218346"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34445891326997505"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32100120785110815"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56991357278299624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47891320058428234"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239409955458266929"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122470711904204196"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41791136199144680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81036513314947326"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8632852196421331"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974099744501811007"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0100866965397698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50208469306478615"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3494032765904354923"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21379757434143595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3636852512651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68080938677359112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223252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267262731075773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672395449159246764"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3543663982403562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2</dc:date>
     <text:p>internal</text:p>
     <text:p>Page2</text:p>
     <text:p/>
    </office:annotation>Paragraph styles</text:p>
      <text:p text:style-name="P28"><office:annotation>
     <dc:creator>BM</dc:creator>
     <dc:date>2008-03-13T00:00:00.42</dc:date>
     <text:p>internal</text:p>
     <text:p>Page7</text:p>
     <text:p/>
    </office:annotation>Hyperlinks</text:p>
      <text:p text:style-name="hlp_5f_paragraph"><text:span text:style-name="T14"><office:annotation>
      <dc:creator>BM</dc:creator>
      <dc:date>2008-03-13T00:00:00.42</dc:date>
      <text:p>internal</text:p>
      <text:p>Page3</text:p>
      <text:p/>
     </office:annotation></text:span><text:span text:style-name="T14">Text formatting</text:span></text:p>
      <text:p text:style-name="P28"><office:annotation>
     <dc:creator>BM</dc:creator>
     <dc:date>2008-03-26T00:00:00.4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3</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3</dc:date>
     <text:p>external</text:p>
     <text:p>text/swriter/main0210.xhp</text:p>
     <text:p/>
    </office:annotation><text:span text:style-name="T14">Preview topic</text:span> </text:p>
      <text:p text:style-name="hlp_5f_paragraph">This hyperlink displays <text:s/><office:annotation>
     <dc:creator>BM</dc:creator>
     <dc:date>2008-03-15T00:00:00.4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254784" text:continue-list="list621379757434143595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2240551" text:continue-list="list3223252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5</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45</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45</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2234969" text:continue-list="list3225478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2248898" text:continue-list="list3224055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224896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223604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ands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Abschnittsbereichen", "de")
			        endTitles
			        setURL("Python", "yw-cnv/cnvyw.py", "get_manuscript")
				endCommand
			
				beginCommand
			        beginTitles
				 	    setTitle("Scene descriptions", "en")
			 	    	setTitle("Abschnitts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andsbeschreibungen", "de")		            
			        endTitles
			        setURL("Python", "yw-cnv/cnvyw.py", "get_itemdesc")
				endCommand
			
			    addSeparator
			
				beginCommand
			        beginTitles
				 	    setTitle("Scene list", "en")
				 	    setTitle("Abschnittsliste", "de")		            
			        endTitles
			        setURL("Python", "yw-cnv/cnvyw.py", "get_scenelist")
				endCommand		
			
				beginCommand
			        beginTitles
				 	    setTitle("Notes chapters", "en")
				 	    setTitle("Notizen-Kapitel", "de")		            
			        endTitles
			        setURL("Python", "yw-cnv/cnvyw.py", "get_notes")
				endCommand
	
				beginCommand
			        beginTitles
				 	    setTitle("Todo chapters", "en")
				 	    setTitle("Planungs-Kapitel", "de")		            
			        endTitles
			        setURL("Python", "yw-cnv/cnvyw.py", "get_todo")
				endCommand
	
	      		addSeparator
	
				beginCommand
			        beginTitles
				 	    setTitle("Help", "en")
			        	setTitle("Hilfe", "de")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ands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Abschnittsbereichen", "de")
	            endTitles
	            setURL("Python", "yw-cnv/cnvyw.py", "get_manuscript")
			endCommand

			beginCommand
	            beginTitles
			 	    setTitle("Scene descriptions", "en")
				 	setTitle("Abschnitts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andsbeschreibungen", "de")		            
	            endTitles
	            setURL("Python", "yw-cnv/cnvyw.py", "get_itemdesc")
			endCommand

        	addSeparator

			beginCommand
	            beginTitles
			 	    setTitle("Scene list", "en")
				 	setTitle("Abschnittsliste", "de")		            
	            endTitles
	            setURL("Python", "yw-cnv/cnvyw.py", "get_scenelist")
			endCommand


			beginCommand
	            beginTitles
			 	    setTitle("Notes chapters", "en")
				 	setTitle("Notizen-Kapitel", "de")		            
	            endTitles
	            setURL("Python", "yw-cnv/cnvyw.py", "get_notes")
			endCommand

				beginCommand
			        beginTitles
				 	    setTitle("Todo chapters", "en")
				 	    setTitle("Planungs-Kapitel", "de")		            
			        endTitles
			        setURL("Python", "yw-cnv/cnvyw.py", "get_todo")
				endCommand
	
        	addSeparator

			beginCommand
	            beginTitles
			 	    setTitle("Help", "en")
		        	setTitle("Hilfe", "de")
	            endTitles
	            setURL("Python", "help/help.py", "show_adv_help")
			endCommand
			
		endMenuItems
		
	  endMenu

      addSeparator
      	
	  beginCommand
          beginTitles
		 	  setTitle("Replace scene dividers with blank lines", "en")
		      setTitle("Abschnitts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